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0F0000000BDD387771E0431608.png" manifest:media-type="image/png"/>
  <manifest:file-entry manifest:full-path="Pictures/10000000000000530000000D0DDA1897C98F8222.png" manifest:media-type="image/png"/>
  <manifest:file-entry manifest:full-path="Pictures/10000000000000090000000B095B3D7FF7839CC4.png" manifest:media-type="image/png"/>
  <manifest:file-entry manifest:full-path="Pictures/10000000000000070000000B46E2E6EDE8C98DBE.png" manifest:media-type="image/png"/>
  <manifest:file-entry manifest:full-path="Pictures/100000000000000900000007C9D068222E2B2495.png" manifest:media-type="image/png"/>
  <manifest:file-entry manifest:full-path="Pictures/10000000000000080000000D01E58CD01E4AE62E.png" manifest:media-type="image/png"/>
  <manifest:file-entry manifest:full-path="Pictures/100000000000002C0000000C315AEF43D8844B3B.png" manifest:media-type="image/png"/>
  <manifest:file-entry manifest:full-path="Pictures/10000000000000720000000EB042BB1934F37C40.png" manifest:media-type="image/png"/>
  <manifest:file-entry manifest:full-path="Pictures/100000000000000F0000000D5500A36A1453615F.png" manifest:media-type="image/png"/>
  <manifest:file-entry manifest:full-path="Pictures/10000000000000A80000000E2536F1F56B7BA820.png" manifest:media-type="image/png"/>
  <manifest:file-entry manifest:full-path="Pictures/100000000000008D0000000EE285AE0B09156C22.png" manifest:media-type="image/png"/>
  <manifest:file-entry manifest:full-path="Pictures/10000000000000580000000DF977723F199F8BF0.png" manifest:media-type="image/png"/>
  <manifest:file-entry manifest:full-path="Pictures/10000000000000330000000D39EBD185798076AF.png" manifest:media-type="image/png"/>
  <manifest:file-entry manifest:full-path="Pictures/100000000000005A0000000E760D66FBF1AA6001.png" manifest:media-type="image/png"/>
  <manifest:file-entry manifest:full-path="Pictures/10000000000000170000000D02B4472B09DF6335.png" manifest:media-type="image/png"/>
  <manifest:file-entry manifest:full-path="Pictures/10000000000000B00000000E47699EDDAF3CAA4E.png" manifest:media-type="image/png"/>
  <manifest:file-entry manifest:full-path="Pictures/10000000000000960000000EAE9A3901B16AE46B.png" manifest:media-type="image/png"/>
  <manifest:file-entry manifest:full-path="Pictures/100000000000009D000000124B7009897302D3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text-indent="0in" style:auto-text-indent="false" fo:padding="0in" fo:border="none"/>
      <style:text-properties fo:color="#004488" style:font-name="Bitter" fo:font-weight="bold"/>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Raleway" fo:font-size="9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orphans="2" fo:widows="2" fo:text-indent="0in" style:auto-text-indent="false" fo:padding="0in" fo:border="none"/>
      <style:text-properties fo:font-variant="normal" fo:text-transform="none" fo:color="#111111" style:font-name="Raleway" fo:font-size="9pt" fo:letter-spacing="normal" fo:font-style="normal" fo:font-weight="normal" loext:padding="0in" loext:border="none"/>
    </style:style>
    <style:style style:name="P8" style:family="paragraph" style:parent-style-name="Text_20_body">
      <style:paragraph-properties fo:margin-left="0in" fo:margin-right="0in" fo:orphans="2" fo:widows="2" fo:text-indent="0in" style:auto-text-indent="false" fo:padding="0in" fo:border="none"/>
      <style:text-properties fo:font-variant="normal" fo:text-transform="none" fo:color="#111111" fo:letter-spacing="normal" loext:padding="0in" loext:border="none"/>
    </style:style>
    <style:style style:name="P9" style:family="paragraph" style:parent-style-name="Text_20_body">
      <style:paragraph-properties fo:margin-left="0.5752in" fo:margin-right="0in" fo:margin-top="0in" fo:margin-bottom="0in" loext:contextual-spacing="false" style:line-height-at-least="0.2083in" fo:text-align="center" style:justify-single-word="false" fo:text-indent="0in" style:auto-text-indent="false"/>
    </style:style>
    <style:style style:name="P10" style:family="paragraph" style:parent-style-name="Text_20_body">
      <style:paragraph-properties fo:margin-left="0.5835in" fo:margin-right="0in" fo:margin-top="0in" fo:margin-bottom="0in" loext:contextual-spacing="false" style:line-height-at-least="0.2083in" fo:text-align="center" style:justify-single-word="false" fo:text-indent="0in" style:auto-text-indent="false"/>
    </style:style>
    <style:style style:name="P11" style:family="paragraph" style:parent-style-name="Text_20_body">
      <style:paragraph-properties fo:margin-left="0.4165in" fo:margin-right="0in" fo:margin-top="0in" fo:margin-bottom="0in" loext:contextual-spacing="false" style:line-height-at-least="0.2083in" fo:text-align="center" style:justify-single-word="false" fo:text-indent="0in" style:auto-text-indent="false"/>
    </style:style>
    <style:style style:name="T1" style:family="text">
      <style:text-properties fo:color="#333333"/>
    </style:style>
    <style:style style:name="T2" style:family="text">
      <style:text-properties fo:color="#333333" style:font-name="inherit" loext:padding="0in" loext:border="none"/>
    </style:style>
    <style:style style:name="T3" style:family="text">
      <style:text-properties fo:color="#333333" style:text-line-through-style="none" style:text-line-through-type="none" style:font-name="Arial" fo:font-size="7.19999980926514pt" style:text-underline-style="none" style:text-blinking="false" fo:background-color="transparent" loext:char-shading-value="0" loext:padding="0in" loext:border="none"/>
    </style:style>
    <style:style style:name="T4" style:family="text">
      <style:text-properties fo:color="#555555" style:font-name="inherit" style:text-underline-style="solid" style:text-underline-width="auto" style:text-underline-color="font-color" loext:padding="0in" loext:border="none"/>
    </style:style>
    <style:style style:name="T5" style:family="text">
      <style:text-properties fo:font-variant="normal" fo:text-transform="none" fo:color="#111111" style:font-name="Raleway" fo:font-size="9pt" fo:letter-spacing="normal" fo:font-style="normal" fo:font-weight="normal" loext:padding="0in" loext:border="none"/>
    </style:style>
    <style:style style:name="T6" style:family="text">
      <style:text-properties fo:font-variant="normal" fo:text-transform="none" fo:color="#111111" style:font-name="inherit" fo:font-size="9pt" fo:letter-spacing="normal" fo:font-style="normal" style:text-underline-style="solid" style:text-underline-width="auto" style:text-underline-color="font-color" fo:font-weight="bold" loext:padding="0in" loext:border="none"/>
    </style:style>
    <style:style style:name="T7" style:family="text">
      <style:text-properties fo:font-variant="normal" fo:text-transform="none" fo:color="#111111" style:font-name="inherit" fo:font-size="9pt" fo:letter-spacing="normal" fo:font-style="normal" fo:font-weight="bold" loext:padding="0in" loext:border="none"/>
    </style:style>
    <style:style style:name="T8" style:family="text">
      <style:text-properties fo:font-variant="normal" fo:text-transform="none" fo:color="#111111" style:font-name="inherit" fo:font-size="9pt" fo:letter-spacing="normal" fo:font-style="italic" fo:font-weight="normal" loext:padding="0in" loext:border="none"/>
    </style:style>
    <style:style style:name="T9" style:family="text">
      <style:text-properties fo:font-variant="normal" fo:text-transform="none" fo:color="#111111" style:font-name="inherit" fo:font-size="9pt" fo:letter-spacing="normal" fo:font-style="italic" fo:font-weight="bold" loext:padding="0in" loext:border="none"/>
    </style:style>
    <style:style style:name="T10" style:family="text">
      <style:text-properties fo:font-variant="normal" fo:text-transform="none" fo:color="#004488" style:text-line-through-style="none" style:text-line-through-type="none" style:font-name="Raleway" fo:font-size="9pt" fo:letter-spacing="normal" fo:font-style="normal" style:text-underline-style="none" fo:font-weight="normal" style:text-blinking="false" loext:padding="0in" loext:border="none"/>
    </style:style>
    <style:style style:name="T11" style:family="text">
      <style:text-properties fo:font-variant="normal" fo:text-transform="none" fo:color="#333300" style:font-name="inherit" fo:font-size="9pt" fo:letter-spacing="normal" fo:font-style="normal" style:text-underline-style="solid" style:text-underline-width="auto" style:text-underline-color="font-color" fo:font-weight="bold" loext:padding="0in" loext:border="none"/>
    </style:style>
    <style:style style:name="T12" style:family="text">
      <style:text-properties fo:font-variant="normal" fo:text-transform="none" fo:color="#333300" style:font-name="inherit" fo:font-size="9pt" fo:letter-spacing="normal" fo:font-style="normal" fo:font-weight="bold" loext:padding="0in" loext:border="none"/>
    </style:style>
    <style:style style:name="T13" style:family="text">
      <style:text-properties fo:font-variant="normal" fo:text-transform="none" fo:color="#333300" style:font-name="Raleway" fo:font-size="9pt" fo:letter-spacing="normal" fo:font-style="normal" fo:font-weight="normal" loext:padding="0in" loext:border="none"/>
    </style:style>
    <style:style style:name="T14" style:family="text">
      <style:text-properties fo:font-variant="normal" fo:text-transform="none" fo:color="#003300" style:font-name="Raleway" fo:font-size="9pt" fo:letter-spacing="normal" fo:font-style="normal" fo:font-weight="normal" loext:padding="0in" loext:border="none"/>
    </style:style>
    <style:style style:name="T15" style:family="text">
      <style:text-properties fo:font-variant="normal" fo:text-transform="none" fo:color="#800000" style:font-name="Raleway" fo:font-size="9pt" fo:letter-spacing="normal" fo:font-style="normal" fo:font-weight="normal" loext:padding="0in" loext:border="none"/>
    </style:style>
    <style:style style:name="T16" style:family="text">
      <style:text-properties fo:font-variant="normal" fo:text-transform="none" fo:color="#800000" style:font-name="inherit" fo:font-size="9pt" fo:letter-spacing="normal" fo:font-style="italic" fo:font-weight="normal" loext:padding="0in" loext:border="none"/>
    </style:style>
    <style:style style:name="T17" style:family="text">
      <style:text-properties fo:font-variant="normal" fo:text-transform="none" fo:color="#0000ff" style:font-name="Raleway" fo:font-size="9pt" fo:letter-spacing="normal" fo:font-style="normal" fo:font-weight="normal" loext:padding="0in" loext:border="none"/>
    </style:style>
    <style:style style:name="T18" style:family="text">
      <style:text-properties fo:font-variant="normal" fo:text-transform="none" fo:color="#0000ff" style:font-name="inherit" fo:font-size="9pt" fo:letter-spacing="normal" fo:font-style="italic" fo:font-weight="normal" loext:padding="0in" loext:border="none"/>
    </style:style>
    <style:style style:name="T19" style:family="text">
      <style:text-properties fo:font-variant="normal" fo:text-transform="none" fo:color="#333333" style:font-name="Raleway" fo:font-size="9pt" fo:letter-spacing="normal" fo:font-style="normal" fo:font-weight="normal" loext:padding="0in" loext:border="none"/>
    </style:style>
    <style:style style:name="T20" style:family="text">
      <style:text-properties fo:color="#ff0000"/>
    </style:style>
    <style:style style:name="T21" style:family="text">
      <style:text-properties fo:color="#800000"/>
    </style:style>
    <style:style style:name="T22" style:family="text">
      <style:text-properties fo:color="#003300"/>
    </style:style>
    <style:style style:name="T23" style:family="text">
      <style:text-properties fo:color="#0000ff"/>
    </style:style>
    <style:style style:name="T24" style:family="text">
      <style:text-properties fo:color="#008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visibility by 7 and Its Proof</text:h>
      <text:p text:style-name="P6"><text:span text:style-name="T4"/></text:p>
      <text:p text:style-name="P3"><text:span text:style-name="T5">This is the 6th post in the </text:span><text:a xlink:type="simple" xlink:href="http://mathandmultimedia.com/2011/11/08/the-divisibility-rules-series/" office:target-frame-name="_blank" xlink:show="new" text:style-name="Internet_20_link" text:visited-style-name="Visited_20_Internet_20_Link"><text:span text:style-name="T10">Divisibility Rules Series</text:span></text:a><text:span text:style-name="T5">.  In this post, we discuss divisibility by 7.</text:span></text:p>
      <text:p text:style-name="P4">Simple steps are needed to check if a number is divisible by 7. First, multiply the rightmost (unit) digit by <text:span text:style-name="T20">2</text:span>, and then subtract the product from the remaining digits. If the difference is divisible by 7, then the number is divisible by 7.</text:p>
      <text:p text:style-name="P3"><text:span text:style-name="Strong_20_Emphasis"><text:span text:style-name="T11">Example 1</text:span></text:span><text:span text:style-name="Strong_20_Emphasis"><text:span text:style-name="T12">:</text:span></text:span><text:span text:style-name="T14"> Is</text:span><text:span text:style-name="T15"> 62</text:span><text:span text:style-name="T17">3 </text:span><text:span text:style-name="T13">divisible by 7?</text:span></text:p>
      <text:p text:style-name="P4"><text:span text:style-name="T23">3</text:span> x <text:span text:style-name="T20">2</text:span> =<text:span text:style-name="T24"> 6</text:span><text:line-break/><text:span text:style-name="T21">62</text:span> – <text:span text:style-name="T24">6 </text:span><text:span text:style-name="T22">= 56</text:span><text:line-break/>56 is divisible by 7, so 623 is divisible by 7.</text:p>
      <text:p text:style-name="P7">If after the process above, the number is still large, and it is difficult if to know if it is divisible by 7, the steps can be repeated. We take the difference as the new number, we multiply the rightmost digit by 2, and then subtract from the remaining digits.</text:p>
      <text:p text:style-name="P3"><text:span text:style-name="Strong_20_Emphasis"><text:span text:style-name="T6">Example 2</text:span></text:span><text:span text:style-name="T5">:  Is </text:span><text:span text:style-name="T15">342</text:span><text:span text:style-name="T17">3</text:span><text:span text:style-name="T5"> divisible by 7?</text:span></text:p>
      <text:p text:style-name="P4"><text:span text:style-name="T23">3</text:span> x <text:span text:style-name="T20">2</text:span> = <text:span text:style-name="T24">6 </text:span><text:line-break/><text:span text:style-name="T21">342</text:span> – <text:span text:style-name="T24">6</text:span> = 336</text:p>
      <text:p text:style-name="P4">We repeat the process for <text:span text:style-name="T21">33</text:span><text:span text:style-name="T23">6. </text:span><text:span text:style-name="T1">We multiply </text:span><text:span text:style-name="T23">6</text:span><text:span text:style-name="T1"> by </text:span><text:span text:style-name="T20">2</text:span><text:span text:style-name="T1"> and then subtract it from </text:span><text:span text:style-name="T21">33</text:span><text:span text:style-name="T1">. </text:span></text:p>
      <text:p text:style-name="P4"><text:span text:style-name="T23">6</text:span> x <text:span text:style-name="T20">2</text:span> = <text:span text:style-name="T24">12</text:span><text:line-break/><text:span text:style-name="T21">33</text:span> – <text:span text:style-name="T24">12</text:span> = 21<text:line-break/>21 is divisible by 7, so 3423 is divisible by 7.</text:p>
      <text:p text:style-name="P7">Note that if the number is still large, this process can be repeated over and over again, until it is possible to determine if the remaining digits is divisible by 7.<text:bookmark text:name="more-14007"/></text:p>
      <text:p text:style-name="P3"><text:span text:style-name="Strong_20_Emphasis"><text:span text:style-name="T7">Delving Deeper (for the adventurous)</text:span></text:span></text:p>
      <text:p text:style-name="P3"><text:span text:style-name="T5">The following portion are for students who have basic knowledge on </text:span><text:a xlink:type="simple" xlink:href="http://mathandmultimedia.com/2009/12/30/intro-to-math-proofs/" office:target-frame-name="_blank" xlink:show="new" text:style-name="Internet_20_link" text:visited-style-name="Visited_20_Internet_20_Link"><text:span text:style-name="T10">proofs</text:span></text:a><text:span text:style-name="T5">. In particular, we will be proving an  </text:span><text:span text:style-name="Emphasis"><text:span text:style-name="T8">if and only if</text:span></text:span><text:span text:style-name="T5"> statement. </text:span><text:span text:style-name="Emphasis"><text:span text:style-name="Strong_20_Emphasis"><text:span text:style-name="T9">A</text:span></text:span></text:span><text:span text:style-name="Emphasis"><text:span text:style-name="T8"> if and only if </text:span></text:span><text:span text:style-name="Emphasis"><text:span text:style-name="Strong_20_Emphasis"><text:span text:style-name="T9">B</text:span></text:span></text:span><text:span text:style-name="T5"> requires to prove that </text:span><text:span text:style-name="Emphasis"><text:span text:style-name="Strong_20_Emphasis"><text:span text:style-name="T9">A</text:span></text:span></text:span><text:span text:style-name="Emphasis"><text:span text:style-name="T8"> implies </text:span></text:span><text:span text:style-name="Emphasis"><text:span text:style-name="Strong_20_Emphasis"><text:span text:style-name="T9">B</text:span></text:span></text:span><text:span text:style-name="T5"> and </text:span><text:span text:style-name="Emphasis"><text:span text:style-name="Strong_20_Emphasis"><text:span text:style-name="T9">B</text:span></text:span></text:span><text:span text:style-name="Emphasis"><text:span text:style-name="T8"> implies </text:span></text:span><text:span text:style-name="Emphasis"><text:span text:style-name="Strong_20_Emphasis"><text:span text:style-name="T9">A</text:span></text:span></text:span><text:span text:style-name="T5">.</text:span></text:p>
      <text:p text:style-name="P3"><text:span text:style-name="T5">Let </text:span><text:span text:style-name="T5"><draw:frame draw:style-name="fr1" draw:name="Image1" text:anchor-type="as-char" svg:width="0.1252in" svg:height="0.0917in" draw:z-index="0"><draw:image xlink:href="Pictures/100000000000000F0000000BDD387771E0431608.png" xlink:type="simple" xlink:show="embed" xlink:actuate="onLoad" loext:mime-type="image/png"/><svg:title>N</svg:title></draw:frame></text:span><text:span text:style-name="T5"> be the number that we want divide by 7.  Let </text:span><text:span text:style-name="T5"><draw:frame draw:style-name="fr1" draw:name="Image2" text:anchor-type="as-char" svg:width="0.0583in" svg:height="0.0917in" draw:z-index="1"><draw:image xlink:href="Pictures/10000000000000070000000B46E2E6EDE8C98DBE.png" xlink:type="simple" xlink:show="embed" xlink:actuate="onLoad" loext:mime-type="image/png"/><svg:title>b</svg:title></draw:frame></text:span><text:span text:style-name="T5"> be the unit’s digit and </text:span><text:span text:style-name="T5"><draw:frame draw:style-name="fr1" draw:name="Image3" text:anchor-type="as-char" svg:width="0.0752in" svg:height="0.0583in" draw:z-index="2"><draw:image xlink:href="Pictures/100000000000000900000007C9D068222E2B2495.png" xlink:type="simple" xlink:show="embed" xlink:actuate="onLoad" loext:mime-type="image/png"/><svg:title>a</svg:title></draw:frame></text:span><text:span text:style-name="T5"> be the rest of the digit. Then  </text:span><text:span text:style-name="Emphasis"><text:span text:style-name="T8">N</text:span></text:span><text:span text:style-name="T5"> = 10</text:span><text:span text:style-name="Emphasis"><text:span text:style-name="T16">a</text:span></text:span><text:span text:style-name="T5"> + </text:span><text:span text:style-name="Emphasis"><text:span text:style-name="T18">b</text:span></text:span><text:span text:style-name="T5">.</text:span></text:p>
      <text:p text:style-name="P3"><text:span text:style-name="Strong_20_Emphasis"><text:span text:style-name="T7">Explanation: </text:span></text:span><text:span text:style-name="T5">All whole numbers </text:span><text:span text:style-name="Emphasis"><text:span text:style-name="T8">N</text:span></text:span><text:span text:style-name="T5"> can be expressed as the product of 10 and a  number added to its units digit. For example 983 = 10(</text:span><text:span text:style-name="T15">98</text:span><text:span text:style-name="T5">) + </text:span><text:span text:style-name="T17">3, </text:span><text:span text:style-name="T19">5896 = 10(</text:span><text:span text:style-name="T15">598</text:span><text:span text:style-name="T19">) + </text:span><text:span text:style-name="T17">6</text:span><text:span text:style-name="T19">, and so on. </text:span></text:p>
      <text:p text:style-name="P3"><text:span text:style-name="T5">We assign the following statements to </text:span><text:span text:style-name="Strong_20_Emphasis"><text:span text:style-name="Emphasis"><text:span text:style-name="T9">A</text:span></text:span></text:span><text:span text:style-name="T5"> and </text:span><text:span text:style-name="Strong_20_Emphasis"><text:span text:style-name="Emphasis"><text:span text:style-name="T9">B</text:span></text:span></text:span><text:span text:style-name="T5">.</text:span></text:p>
      <text:p text:style-name="P3"><text:span text:style-name="Strong_20_Emphasis"><text:span text:style-name="T7">A</text:span></text:span><text:span text:style-name="T5">: </text:span><text:span text:style-name="Emphasis"><text:span text:style-name="T16">a</text:span></text:span><text:span text:style-name="T5"> – 2</text:span><text:span text:style-name="Emphasis"><text:span text:style-name="T18">b</text:span></text:span><text:span text:style-name="T5"> is divisible by 7.<text:line-break/></text:span><text:span text:style-name="Strong_20_Emphasis"><text:span text:style-name="T7">B</text:span></text:span><text:span text:style-name="T5">: </text:span><text:span text:style-name="Emphasis"><text:span text:style-name="T8">N</text:span></text:span><text:span text:style-name="T5"> is divisible by 7.</text:span></text:p>
      <text:p text:style-name="P5"><text:span text:style-name="T5">As we have mentioned above, we have to show that (1) </text:span><text:span text:style-name="Emphasis"><text:span text:style-name="Strong_20_Emphasis"><text:span text:style-name="T9">A</text:span></text:span></text:span><text:span text:style-name="T5"> implies </text:span><text:span text:style-name="Emphasis"><text:span text:style-name="Strong_20_Emphasis"><text:span text:style-name="T9">B</text:span></text:span></text:span><text:span text:style-name="T5">  and (2) </text:span><text:span text:style-name="Emphasis"><text:span text:style-name="Strong_20_Emphasis"><text:span text:style-name="T9">B</text:span></text:span></text:span><text:span text:style-name="T5"> implies </text:span><text:span text:style-name="Emphasis"><text:span text:style-name="Strong_20_Emphasis"><text:span text:style-name="T9">A</text:span></text:span></text:span><text:span text:style-name="T5">.   This means that we have to show that if </text:span><text:span text:style-name="T5"><draw:frame draw:style-name="fr1" draw:name="Image4" text:anchor-type="as-char" svg:width="0.3665in" svg:height="0.1in" draw:z-index="3"><draw:image xlink:href="Pictures/100000000000002C0000000C315AEF43D8844B3B.png" xlink:type="simple" xlink:show="embed" xlink:actuate="onLoad" loext:mime-type="image/png"/><svg:title>a - 2b</svg:title></draw:frame></text:span><text:span text:style-name="T5"> is divisible by </text:span><text:span text:style-name="T5"><draw:frame draw:style-name="fr1" draw:name="Image5" text:anchor-type="as-char" svg:width="0.0665in" svg:height="0.1083in" draw:z-index="4"><draw:image xlink:href="Pictures/10000000000000080000000D01E58CD01E4AE62E.png" xlink:type="simple" xlink:show="embed" xlink:actuate="onLoad" loext:mime-type="image/png"/><svg:title>7</svg:title></draw:frame></text:span><text:span text:style-name="T5">, then </text:span><text:span text:style-name="T5"><draw:frame draw:style-name="fr1" draw:name="Image6" text:anchor-type="as-char" svg:width="0.1252in" svg:height="0.0917in" draw:z-index="5"><draw:image xlink:href="Pictures/100000000000000F0000000BDD387771E0431608.png" xlink:type="simple" xlink:show="embed" xlink:actuate="onLoad" loext:mime-type="image/png"/><svg:title>N</svg:title></draw:frame></text:span><text:span text:style-name="T5"> is divisible by </text:span><text:span text:style-name="T5"><draw:frame draw:style-name="fr1" draw:name="Image7" text:anchor-type="as-char" svg:width="0.0665in" svg:height="0.1083in" draw:z-index="6"><draw:image xlink:href="Pictures/10000000000000080000000D01E58CD01E4AE62E.png" xlink:type="simple" xlink:show="embed" xlink:actuate="onLoad" loext:mime-type="image/png"/><svg:title>7</svg:title></draw:frame></text:span><text:span text:style-name="T5">. The statement </text:span><text:span text:style-name="T5"><draw:frame draw:style-name="fr1" draw:name="Image8" text:anchor-type="as-char" svg:width="0.3665in" svg:height="0.1in" draw:z-index="7"><draw:image xlink:href="Pictures/100000000000002C0000000C315AEF43D8844B3B.png" xlink:type="simple" xlink:show="embed" xlink:actuate="onLoad" loext:mime-type="image/png"/><svg:title>a - 2b</svg:title></draw:frame></text:span><text:span text:style-name="T5"> is the step where we multiplied the unit’s digit by 2, and then subtracted from the remaining digits </text:span><text:span text:style-name="T5"><draw:frame draw:style-name="fr1" draw:name="Image9" text:anchor-type="as-char" svg:width="0.0752in" svg:height="0.0583in" draw:z-index="8"><draw:image xlink:href="Pictures/100000000000000900000007C9D068222E2B2495.png" xlink:type="simple" xlink:show="embed" xlink:actuate="onLoad" loext:mime-type="image/png"/><svg:title>a</svg:title></draw:frame></text:span><text:span text:style-name="T5">.</text:span></text:p>
      <text:p text:style-name="P3"><text:span text:style-name="T5">For (1) We have to show that </text:span><text:span text:style-name="Strong_20_Emphasis"><text:span text:style-name="T7">A</text:span></text:span><text:span text:style-name="T5"> implies </text:span><text:span text:style-name="Strong_20_Emphasis"><text:span text:style-name="T7">B</text:span></text:span><text:span text:style-name="T5">. That is, we have to show that if </text:span><text:span text:style-name="T5"><draw:frame draw:style-name="fr1" draw:name="Image10" text:anchor-type="as-char" svg:width="0.3665in" svg:height="0.1in" draw:z-index="9"><draw:image xlink:href="Pictures/100000000000002C0000000C315AEF43D8844B3B.png" xlink:type="simple" xlink:show="embed" xlink:actuate="onLoad" loext:mime-type="image/png"/><svg:title>a - 2b</svg:title></draw:frame></text:span><text:span text:style-name="T5"> is divisible by </text:span><text:span text:style-name="T5"><draw:frame draw:style-name="fr1" draw:name="Image11" text:anchor-type="as-char" svg:width="0.0665in" svg:height="0.1083in" draw:z-index="10"><draw:image xlink:href="Pictures/10000000000000080000000D01E58CD01E4AE62E.png" xlink:type="simple" xlink:show="embed" xlink:actuate="onLoad" loext:mime-type="image/png"/><svg:title>7</svg:title></draw:frame></text:span><text:span text:style-name="T5">, then </text:span><text:span text:style-name="T5"><draw:frame draw:style-name="fr1" draw:name="Image12" text:anchor-type="as-char" svg:width="0.1252in" svg:height="0.0917in" draw:z-index="11"><draw:image xlink:href="Pictures/100000000000000F0000000BDD387771E0431608.png" xlink:type="simple" xlink:show="embed" xlink:actuate="onLoad" loext:mime-type="image/png"/><svg:title>N</svg:title></draw:frame></text:span><text:span text:style-name="T5"> is divisible by </text:span><text:span text:style-name="T5"><draw:frame draw:style-name="fr1" draw:name="Image13" text:anchor-type="as-char" svg:width="0.0665in" svg:height="0.1083in" draw:z-index="12"><draw:image xlink:href="Pictures/10000000000000080000000D01E58CD01E4AE62E.png" xlink:type="simple" xlink:show="embed" xlink:actuate="onLoad" loext:mime-type="image/png"/><svg:title>7</svg:title></draw:frame></text:span><text:span text:style-name="T5">.</text:span></text:p>
      <text:p text:style-name="P3"><text:span text:style-name="Strong_20_Emphasis"><text:span text:style-name="T7">Proof</text:span></text:span></text:p>
      <text:p text:style-name="P7">If <draw:frame draw:style-name="fr1" draw:name="Image14" text:anchor-type="as-char" svg:width="0.3665in" svg:height="0.1in" draw:z-index="13"><draw:image xlink:href="Pictures/100000000000002C0000000C315AEF43D8844B3B.png" xlink:type="simple" xlink:show="embed" xlink:actuate="onLoad" loext:mime-type="image/png"/><svg:title>a - 2b</svg:title></draw:frame> is divisible by <draw:frame draw:style-name="fr1" draw:name="Image15" text:anchor-type="as-char" svg:width="0.0665in" svg:height="0.1083in" draw:z-index="14"><draw:image xlink:href="Pictures/10000000000000080000000D01E58CD01E4AE62E.png" xlink:type="simple" xlink:show="embed" xlink:actuate="onLoad" loext:mime-type="image/png"/><svg:title>7</svg:title></draw:frame>, then we can find a natural number <draw:frame draw:style-name="fr1" draw:name="Image16" text:anchor-type="as-char" svg:width="0.0752in" svg:height="0.0917in" draw:z-index="15"><draw:image xlink:href="Pictures/10000000000000090000000B095B3D7FF7839CC4.png" xlink:type="simple" xlink:show="embed" xlink:actuate="onLoad" loext:mime-type="image/png"/><svg:title>k</svg:title></draw:frame> such that <draw:frame draw:style-name="fr1" draw:name="Image17" text:anchor-type="as-char" svg:width="0.6917in" svg:height="0.1083in" draw:z-index="16"><draw:image xlink:href="Pictures/10000000000000530000000D0DDA1897C98F8222.png" xlink:type="simple" xlink:show="embed" xlink:actuate="onLoad" loext:mime-type="image/png"/><svg:title>a - 2b = 7k</svg:title></draw:frame> (Can you see why?).</text:p>
      <text:p text:style-name="P7">Multiply both sides by <draw:frame draw:style-name="fr1" draw:name="Image18" text:anchor-type="as-char" svg:width="0.1252in" svg:height="0.1083in" draw:z-index="17"><draw:image xlink:href="Pictures/100000000000000F0000000D5500A36A1453615F.png" xlink:type="simple" xlink:show="embed" xlink:actuate="onLoad" loext:mime-type="image/png"/><svg:title>10</svg:title></draw:frame>, we have <draw:frame draw:style-name="fr1" draw:name="Image19" text:anchor-type="as-char" svg:width="0.95in" svg:height="0.1165in" draw:z-index="18"><draw:image xlink:href="Pictures/10000000000000720000000EB042BB1934F37C40.png" xlink:type="simple" xlink:show="embed" xlink:actuate="onLoad" loext:mime-type="image/png"/><svg:title>10a - 20b = 70k</svg:title></draw:frame>. Adding <draw:frame draw:style-name="fr1" draw:name="Image20" text:anchor-type="as-char" svg:width="0.0583in" svg:height="0.0917in" draw:z-index="19"><draw:image xlink:href="Pictures/10000000000000070000000B46E2E6EDE8C98DBE.png" xlink:type="simple" xlink:show="embed" xlink:actuate="onLoad" loext:mime-type="image/png"/><svg:title>b</svg:title></draw:frame> on both sides, we have  <draw:frame draw:style-name="fr1" draw:name="Image21" text:anchor-type="as-char" svg:width="1.4in" svg:height="0.1165in" draw:z-index="20"><draw:image xlink:href="Pictures/10000000000000A80000000E2536F1F56B7BA820.png" xlink:type="simple" xlink:show="embed" xlink:actuate="onLoad" loext:mime-type="image/png"/><svg:title>10a - 20b + b= 70k + b</svg:title></draw:frame>. Now, <draw:frame draw:style-name="fr1" draw:name="Image22" text:anchor-type="as-char" svg:width="1.1752in" svg:height="0.1165in" draw:z-index="21"><draw:image xlink:href="Pictures/100000000000008D0000000EE285AE0B09156C22.png" xlink:type="simple" xlink:show="embed" xlink:actuate="onLoad" loext:mime-type="image/png"/><svg:title>10a + b = 70k + 21b</svg:title></draw:frame>. Notice that the left hand side of our equation is <draw:frame draw:style-name="fr1" draw:name="Image23" text:anchor-type="as-char" svg:width="0.1252in" svg:height="0.0917in" draw:z-index="22"><draw:image xlink:href="Pictures/100000000000000F0000000BDD387771E0431608.png" xlink:type="simple" xlink:show="embed" xlink:actuate="onLoad" loext:mime-type="image/png"/><svg:title>N</svg:title></draw:frame> and the right hand side can be divided by <draw:frame draw:style-name="fr1" draw:name="Image24" text:anchor-type="as-char" svg:width="0.0665in" svg:height="0.1083in" draw:z-index="23"><draw:image xlink:href="Pictures/10000000000000080000000D01E58CD01E4AE62E.png" xlink:type="simple" xlink:show="embed" xlink:actuate="onLoad" loext:mime-type="image/png"/><svg:title>7</svg:title></draw:frame>. Therefore, <draw:frame draw:style-name="fr1" draw:name="Image25" text:anchor-type="as-char" svg:width="0.7335in" svg:height="0.1083in" draw:z-index="24"><draw:image xlink:href="Pictures/10000000000000580000000DF977723F199F8BF0.png" xlink:type="simple" xlink:show="embed" xlink:actuate="onLoad" loext:mime-type="image/png"/><svg:title>10a + b = N</svg:title></draw:frame> is divisible by <draw:frame draw:style-name="fr1" draw:name="Image26" text:anchor-type="as-char" svg:width="0.0665in" svg:height="0.1083in" draw:z-index="25"><draw:image xlink:href="Pictures/10000000000000080000000D01E58CD01E4AE62E.png" xlink:type="simple" xlink:show="embed" xlink:actuate="onLoad" loext:mime-type="image/png"/><svg:title>7</svg:title></draw:frame>. That proves our first statement that If <draw:frame draw:style-name="fr1" draw:name="Image27" text:anchor-type="as-char" svg:width="0.3665in" svg:height="0.1in" draw:z-index="26"><draw:image xlink:href="Pictures/100000000000002C0000000C315AEF43D8844B3B.png" xlink:type="simple" xlink:show="embed" xlink:actuate="onLoad" loext:mime-type="image/png"/><svg:title>a - 2b</svg:title></draw:frame> is divisible by <draw:frame draw:style-name="fr1" draw:name="Image28" text:anchor-type="as-char" svg:width="0.0665in" svg:height="0.1083in" draw:z-index="27"><draw:image xlink:href="Pictures/10000000000000080000000D01E58CD01E4AE62E.png" xlink:type="simple" xlink:show="embed" xlink:actuate="onLoad" loext:mime-type="image/png"/><svg:title>7</svg:title></draw:frame>, <draw:frame draw:style-name="fr1" draw:name="Image29" text:anchor-type="as-char" svg:width="0.1252in" svg:height="0.0917in" draw:z-index="28"><draw:image xlink:href="Pictures/100000000000000F0000000BDD387771E0431608.png" xlink:type="simple" xlink:show="embed" xlink:actuate="onLoad" loext:mime-type="image/png"/><svg:title>N</svg:title></draw:frame> is divisible by <draw:frame draw:style-name="fr1" draw:name="Image30" text:anchor-type="as-char" svg:width="0.0665in" svg:height="0.1083in" draw:z-index="29"><draw:image xlink:href="Pictures/10000000000000080000000D01E58CD01E4AE62E.png" xlink:type="simple" xlink:show="embed" xlink:actuate="onLoad" loext:mime-type="image/png"/><svg:title>7</svg:title></draw:frame>.#</text:p>
      <text:p text:style-name="P3"><text:span text:style-name="T5">For (2), we have to show that </text:span><text:span text:style-name="Strong_20_Emphasis"><text:span text:style-name="T7">B</text:span></text:span><text:span text:style-name="T5"> implies </text:span><text:span text:style-name="Strong_20_Emphasis"><text:span text:style-name="T7">A</text:span></text:span><text:span text:style-name="T5">. That is, we have to show that if </text:span><text:span text:style-name="T5"><draw:frame draw:style-name="fr1" draw:name="Image31" text:anchor-type="as-char" svg:width="0.1252in" svg:height="0.0917in" draw:z-index="30"><draw:image xlink:href="Pictures/100000000000000F0000000BDD387771E0431608.png" xlink:type="simple" xlink:show="embed" xlink:actuate="onLoad" loext:mime-type="image/png"/><svg:title>N</svg:title></draw:frame></text:span><text:span text:style-name="T5"> is divisible by 7, </text:span><text:span text:style-name="T5"><draw:frame draw:style-name="fr1" draw:name="Image32" text:anchor-type="as-char" svg:width="0.3665in" svg:height="0.1in" draw:z-index="31"><draw:image xlink:href="Pictures/100000000000002C0000000C315AEF43D8844B3B.png" xlink:type="simple" xlink:show="embed" xlink:actuate="onLoad" loext:mime-type="image/png"/><svg:title>a - 2b</svg:title></draw:frame></text:span><text:span text:style-name="T5"> is divisible by </text:span><text:span text:style-name="T5"><draw:frame draw:style-name="fr1" draw:name="Image33" text:anchor-type="as-char" svg:width="0.0665in" svg:height="0.1083in" draw:z-index="32"><draw:image xlink:href="Pictures/10000000000000080000000D01E58CD01E4AE62E.png" xlink:type="simple" xlink:show="embed" xlink:actuate="onLoad" loext:mime-type="image/png"/><svg:title>7</svg:title></draw:frame></text:span><text:span text:style-name="T5">.</text:span></text:p>
      <text:p text:style-name="P3"><text:span text:style-name="Strong_20_Emphasis"><text:span text:style-name="T7">Proof</text:span></text:span></text:p>
      <text:p text:style-name="P7">If <draw:frame draw:style-name="fr1" draw:name="Image34" text:anchor-type="as-char" svg:width="0.1252in" svg:height="0.0917in" draw:z-index="33"><draw:image xlink:href="Pictures/100000000000000F0000000BDD387771E0431608.png" xlink:type="simple" xlink:show="embed" xlink:actuate="onLoad" loext:mime-type="image/png"/><svg:title>N</svg:title></draw:frame> is divisible by <draw:frame draw:style-name="fr1" draw:name="Image35" text:anchor-type="as-char" svg:width="0.0665in" svg:height="0.1083in" draw:z-index="34"><draw:image xlink:href="Pictures/10000000000000080000000D01E58CD01E4AE62E.png" xlink:type="simple" xlink:show="embed" xlink:actuate="onLoad" loext:mime-type="image/png"/><svg:title>7</svg:title></draw:frame>, then <draw:frame draw:style-name="fr1" draw:name="Image36" text:anchor-type="as-char" svg:width="0.4252in" svg:height="0.1083in" draw:z-index="35"><draw:image xlink:href="Pictures/10000000000000330000000D39EBD185798076AF.png" xlink:type="simple" xlink:show="embed" xlink:actuate="onLoad" loext:mime-type="image/png"/><svg:title>10a + b</svg:title></draw:frame> is divisible by <draw:frame draw:style-name="fr1" draw:name="Image37" text:anchor-type="as-char" svg:width="0.0665in" svg:height="0.1083in" draw:z-index="36"><draw:image xlink:href="Pictures/10000000000000080000000D01E58CD01E4AE62E.png" xlink:type="simple" xlink:show="embed" xlink:actuate="onLoad" loext:mime-type="image/png"/><svg:title>7</svg:title></draw:frame>.  This means we can find a natural number <draw:frame draw:style-name="fr1" draw:name="Image38" text:anchor-type="as-char" svg:width="0.0752in" svg:height="0.0917in" draw:z-index="37"><draw:image xlink:href="Pictures/10000000000000090000000B095B3D7FF7839CC4.png" xlink:type="simple" xlink:show="embed" xlink:actuate="onLoad" loext:mime-type="image/png"/><svg:title>k</svg:title></draw:frame> such that <draw:frame draw:style-name="fr1" draw:name="Image39" text:anchor-type="as-char" svg:width="0.75in" svg:height="0.1165in" draw:z-index="38"><draw:image xlink:href="Pictures/100000000000005A0000000E760D66FBF1AA6001.png" xlink:type="simple" xlink:show="embed" xlink:actuate="onLoad" loext:mime-type="image/png"/><svg:title>10a + b = 7k</svg:title></draw:frame>. Subtracting <draw:frame draw:style-name="fr1" draw:name="Image40" text:anchor-type="as-char" svg:width="0.1917in" svg:height="0.1083in" draw:z-index="39"><draw:image xlink:href="Pictures/10000000000000170000000D02B4472B09DF6335.png" xlink:type="simple" xlink:show="embed" xlink:actuate="onLoad" loext:mime-type="image/png"/><svg:title>21b</svg:title></draw:frame> from both sides, we have <draw:frame draw:style-name="fr1" draw:name="Image41" text:anchor-type="as-char" svg:width="1.4665in" svg:height="0.1165in" draw:z-index="40"><draw:image xlink:href="Pictures/10000000000000B00000000E47699EDDAF3CAA4E.png" xlink:type="simple" xlink:show="embed" xlink:actuate="onLoad" loext:mime-type="image/png"/><svg:title>10a + b - 21b = 7k - 21b</svg:title></draw:frame>. This means that <draw:frame draw:style-name="fr1" draw:name="Image42" text:anchor-type="as-char" svg:width="1.25in" svg:height="0.1165in" draw:z-index="41"><draw:image xlink:href="Pictures/10000000000000960000000EAE9A3901B16AE46B.png" xlink:type="simple" xlink:show="embed" xlink:actuate="onLoad" loext:mime-type="image/png"/><svg:title>10a - 20b = 7k - 21b</svg:title></draw:frame>. Factoring, we have</text:p>
      <text:p text:style-name="P8"><draw:frame draw:style-name="fr1" draw:name="Image43" text:anchor-type="as-char" svg:width="1.3083in" svg:height="0.15in" draw:z-index="42"><draw:image xlink:href="Pictures/100000000000009D000000124B7009897302D344.png" xlink:type="simple" xlink:show="embed" xlink:actuate="onLoad" loext:mime-type="image/png"/><svg:title>10(a-2b) = 7(k-3b)</svg:title></draw:frame></text:p>
      <text:p text:style-name="P7">Now, since <draw:frame draw:style-name="fr1" draw:name="Image44" text:anchor-type="as-char" svg:width="0.1252in" svg:height="0.1083in" draw:z-index="43"><draw:image xlink:href="Pictures/100000000000000F0000000D5500A36A1453615F.png" xlink:type="simple" xlink:show="embed" xlink:actuate="onLoad" loext:mime-type="image/png"/><svg:title>10</svg:title></draw:frame> is not divisible by <draw:frame draw:style-name="fr1" draw:name="Image45" text:anchor-type="as-char" svg:width="0.0665in" svg:height="0.1083in" draw:z-index="44"><draw:image xlink:href="Pictures/10000000000000080000000D01E58CD01E4AE62E.png" xlink:type="simple" xlink:show="embed" xlink:actuate="onLoad" loext:mime-type="image/png"/><svg:title>7</svg:title></draw:frame>, <draw:frame draw:style-name="fr1" draw:name="Image46" text:anchor-type="as-char" svg:width="0.3665in" svg:height="0.1in" draw:z-index="45"><draw:image xlink:href="Pictures/100000000000002C0000000C315AEF43D8844B3B.png" xlink:type="simple" xlink:show="embed" xlink:actuate="onLoad" loext:mime-type="image/png"/><svg:title>a - 2b</svg:title></draw:frame> is divisible by <draw:frame draw:style-name="fr1" draw:name="Image47" text:anchor-type="as-char" svg:width="0.0665in" svg:height="0.1083in" draw:z-index="46"><draw:image xlink:href="Pictures/10000000000000080000000D01E58CD01E4AE62E.png" xlink:type="simple" xlink:show="embed" xlink:actuate="onLoad" loext:mime-type="image/png"/><svg:title>7</svg:title></draw:frame>. This proves the second statement if <draw:frame draw:style-name="fr1" draw:name="Image48" text:anchor-type="as-char" svg:width="0.1252in" svg:height="0.0917in" draw:z-index="47"><draw:image xlink:href="Pictures/100000000000000F0000000BDD387771E0431608.png" xlink:type="simple" xlink:show="embed" xlink:actuate="onLoad" loext:mime-type="image/png"/><svg:title>N</svg:title></draw:frame> is divisible by <draw:frame draw:style-name="fr1" draw:name="Image49" text:anchor-type="as-char" svg:width="0.0665in" svg:height="0.1083in" draw:z-index="48"><draw:image xlink:href="Pictures/10000000000000080000000D01E58CD01E4AE62E.png" xlink:type="simple" xlink:show="embed" xlink:actuate="onLoad" loext:mime-type="image/png"/><svg:title>7</svg:title></draw:frame>, then <draw:frame draw:style-name="fr1" draw:name="Image50" text:anchor-type="as-char" svg:width="0.3665in" svg:height="0.1in" draw:z-index="49"><draw:image xlink:href="Pictures/100000000000002C0000000C315AEF43D8844B3B.png" xlink:type="simple" xlink:show="embed" xlink:actuate="onLoad" loext:mime-type="image/png"/><svg:title>a - 2b</svg:title></draw:frame> is divisible by <draw:frame draw:style-name="fr1" draw:name="Image51" text:anchor-type="as-char" svg:width="0.0665in" svg:height="0.1083in" draw:z-index="50"><draw:image xlink:href="Pictures/10000000000000080000000D01E58CD01E4AE62E.png" xlink:type="simple" xlink:show="embed" xlink:actuate="onLoad" loext:mime-type="image/png"/><svg:title>7</svg:title></draw:frame>#</text:p>
      <text:p text:style-name="P3"><text:span text:style-name="T5">From above, we have shown that </text:span><text:span text:style-name="Emphasis"><text:span text:style-name="Strong_20_Emphasis"><text:span text:style-name="T9">A</text:span></text:span></text:span><text:span text:style-name="T5"> implies </text:span><text:span text:style-name="Emphasis"><text:span text:style-name="Strong_20_Emphasis"><text:span text:style-name="T9">B</text:span></text:span></text:span><text:span text:style-name="T5"> and </text:span><text:span text:style-name="Emphasis"><text:span text:style-name="Strong_20_Emphasis"><text:span text:style-name="T9">B</text:span></text:span></text:span><text:span text:style-name="T5"> implies </text:span><text:span text:style-name="Emphasis"><text:span text:style-name="Strong_20_Emphasis"><text:span text:style-name="T9">A</text:span></text:span></text:span><text:span text:style-name="T5">. We have shown that the process that we have done above will hold for all cases.</text:span></text:p>
      <text:section text:style-name="Sect1" text:name="http://mathandmultimedia.com/2012/02/29/divisibility-by-7-and-its-proof/">
        <text:p text:style-name="P6"><text:soft-page-break/></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2T07:59:51.698000000</meta:creation-date>
    <dc:date>2020-06-22T08:01:12.182000000</dc:date>
    <meta:editing-duration>PT1M20S</meta:editing-duration>
    <meta:editing-cycles>1</meta:editing-cycles>
    <meta:document-statistic meta:table-count="0" meta:image-count="51" meta:object-count="0" meta:page-count="2" meta:paragraph-count="28" meta:word-count="639" meta:character-count="3089" meta:non-whitespace-character-count="2433"/>
    <meta:generator>LibreOffice/6.4.4.2$Windows_X86_64 LibreOffice_project/3d775be2011f3886db32dfd395a6a6d1ca2630ff</meta:generator>
  </office:meta>
</office:document-meta>
</file>